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1.866cm" svg:height="13.522cm" svg:x="6.884cm" svg:y="0.106cm">
            <draw:object draw:notify-on-update-of-ranges="Sheet1.B1:Sheet1.B33 Sheet1.C1:Sheet1.C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20/05/2016</text:date>, <text:time>10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Bernardos</meta:initial-creator>
    <meta:creation-date>2016-05-20T09:57:50</meta:creation-date>
    <dc:date>2016-05-20T10:03:30</dc:date>
    <dc:creator>Maria Bernardos</dc:creator>
    <meta:editing-duration>PT5M41S</meta:editing-duration>
    <meta:editing-cycles>1</meta:editing-cycles>
    <meta:document-statistic meta:table-count="3" meta:cell-count="99" meta:object-count="1"/>
    <meta:generator>LibreOffice/3.4$Linu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67cm" svg:height="13.523cm" xlink:href=".." xlink:type="simple" chart:class="chart:scatter" chart:style-name="ch1">
        <chart:legend chart:legend-position="end" svg:x="19.604cm" svg:y="6.462cm" style:legend-expansion="high" chart:style-name="ch2"/>
        <chart:plot-area chart:style-name="ch3" table:cell-range-address="Sheet1.B1:Sheet1.C33" svg:x="0.887cm" svg:y="1.215cm" svg:width="17.843cm" svg:height="11.618cm">
          <chartooo:coordinate-region svg:x="1.694cm" svg:y="1.414cm" svg:width="16.849cm" svg:height="10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3" chart:class="chart:scatter">
            <chart:domain table:cell-range-address="Sheet1.B1:Sheet1.B33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1:Sheet1.B33</svg:desc>
                </draw:g>
              </table:table-cell>
              <table:table-cell office:value-type="float" office:value="73">
                <text:p>73</text:p>
                <draw:g>
                  <svg:desc>Sheet1.C1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